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0e06" officeooo:paragraph-rsid="000e0e06" style:font-weight-asian="bold" style:font-weight-complex="bold"/>
    </style:style>
    <style:style style:name="P2" style:family="paragraph" style:parent-style-name="Standard">
      <style:text-properties fo:font-weight="bold" officeooo:rsid="000eed0f" officeooo:paragraph-rsid="000eed0f" style:font-weight-asian="bold" style:font-weight-complex="bold"/>
    </style:style>
    <style:style style:name="P3" style:family="paragraph" style:parent-style-name="Standard">
      <style:text-properties fo:font-weight="bold" officeooo:rsid="000f02cb" officeooo:paragraph-rsid="000f02cb" style:font-weight-asian="bold" style:font-weight-complex="bold"/>
    </style:style>
    <style:style style:name="P4" style:family="paragraph" style:parent-style-name="Standard">
      <style:text-properties fo:font-weight="bold" officeooo:rsid="0010cdbb" officeooo:paragraph-rsid="0010cdbb" style:font-weight-asian="bold" style:font-weight-complex="bold"/>
    </style:style>
    <style:style style:name="P5" style:family="paragraph" style:parent-style-name="Standard">
      <style:text-properties fo:font-weight="normal" officeooo:rsid="000e0e06" officeooo:paragraph-rsid="000e0e06" style:font-weight-asian="normal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weight="bold" officeooo:rsid="0010cdbb" officeooo:paragraph-rsid="0010cdbb" style:font-weight-asian="bold" style:font-weight-complex="bold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fo:font-weight="bold" officeooo:rsid="000e0e06" officeooo:paragraph-rsid="000e0e06" style:font-weight-asian="bold" style:font-weight-complex="bold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fo:font-weight="normal" officeooo:rsid="000e0e06" officeooo:paragraph-rsid="000e0e06" style:font-weight-asian="normal" style:font-weight-complex="normal"/>
    </style:style>
    <style:style style:name="P9" style:family="paragraph" style:parent-style-name="Standard" style:list-style-name="L1">
      <style:text-properties officeooo:paragraph-rsid="000e0e06"/>
    </style:style>
    <style:style style:name="P10" style:family="paragraph" style:parent-style-name="Standard" style:list-style-name="L2">
      <style:text-properties officeooo:paragraph-rsid="000e0e06"/>
    </style:style>
    <style:style style:name="P11" style:family="paragraph" style:parent-style-name="Standard" style:list-style-name="L3">
      <style:text-properties fo:font-weight="bold" officeooo:rsid="000e0e06" officeooo:paragraph-rsid="000e0e06" style:font-weight-asian="bold" style:font-weight-complex="bold"/>
    </style:style>
    <style:style style:name="P12" style:family="paragraph" style:parent-style-name="Standard" style:list-style-name="L4">
      <style:text-properties fo:font-weight="bold" officeooo:rsid="000e0e06" officeooo:paragraph-rsid="000e0e06" style:font-weight-asian="bold" style:font-weight-complex="bold"/>
    </style:style>
    <style:style style:name="P13" style:family="paragraph" style:parent-style-name="Standard">
      <style:text-properties fo:font-weight="bold" officeooo:rsid="000e0e06" officeooo:paragraph-rsid="000e0e0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e0e06" officeooo:paragraph-rsid="000e0e06" style:font-weight-asian="bold" style:font-weight-complex="bold"/>
    </style:style>
    <style:style style:name="P15" style:family="paragraph" style:parent-style-name="Standard" style:list-style-name="L5">
      <style:text-properties fo:font-weight="bold" officeooo:rsid="000eed0f" officeooo:paragraph-rsid="000eed0f" style:font-weight-asian="bold" style:font-weight-complex="bold"/>
    </style:style>
    <style:style style:name="P16" style:family="paragraph" style:parent-style-name="Standard" style:list-style-name="L6">
      <style:text-properties fo:font-weight="bold" officeooo:rsid="000f02cb" officeooo:paragraph-rsid="000f02cb" style:font-weight-asian="bold" style:font-weight-complex="bold"/>
    </style:style>
    <style:style style:name="P17" style:family="paragraph" style:parent-style-name="Standard" style:list-style-name="L7">
      <style:text-properties fo:font-weight="bold" officeooo:rsid="0010cdbb" officeooo:paragraph-rsid="0010cdbb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23c0d" officeooo:paragraph-rsid="00123c0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23c0d" officeooo:paragraph-rsid="00123c0d" style:font-weight-asian="bold" style:font-weight-complex="bold"/>
    </style:style>
    <style:style style:name="P20" style:family="paragraph" style:parent-style-name="Standard" style:list-style-name="L3">
      <style:text-properties fo:font-weight="normal" officeooo:rsid="000e0e06" officeooo:paragraph-rsid="000e0e06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5pt" fo:font-weight="bold" officeooo:rsid="000e0e06" officeooo:paragraph-rsid="000e0e06" style:font-size-asian="15pt" style:font-weight-asian="bold" style:font-size-complex="15pt" style:font-weight-complex="bold"/>
    </style:style>
    <style:style style:name="T1" style:family="text">
      <style:text-properties fo:font-weight="bold" officeooo:rsid="000e0e06" style:font-weight-asian="bold" style:font-weight-complex="bold"/>
    </style:style>
    <style:style style:name="T2" style:family="text">
      <style:text-properties fo:font-weight="bold" officeooo:rsid="000eed0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ed0f"/>
    </style:style>
    <style:style style:name="T5" style:family="text">
      <style:text-properties officeooo:rsid="0010cdbb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0861459" text:style-name="L1">
        <text:list-item>
          <text:p text:style-name="P9"><text:span text:style-name="T1">Forced Unwrapping -</text:span><text:span text:style-name="T2">UNSAFE</text:span></text:p>
        </text:list-item>
      </text:list>
      <text:p text:style-name="P1"/>
      <text:p text:style-name="P8">var x: String <text:s/>= x!</text:p>
      <text:p text:style-name="P1"/>
      <text:list xml:id="list684951505" text:style-name="L2">
        <text:list-item>
          <text:p text:style-name="P10"><text:span text:style-name="T1">Implicitly Unwrapped – </text:span><text:span text:style-name="T2">VARIABLE DECLARATION IS UNSAFE IN MANY CASES</text:span></text:p>
        </text:list-item>
      </text:list>
      <text:p text:style-name="P1"/>
      <text:p text:style-name="P8">var x: a!</text:p>
      <text:p text:style-name="P7"/>
      <text:list xml:id="list478933744" text:style-name="L3">
        <text:list-item>
          <text:p text:style-name="P11">Optional binding -<text:span text:style-name="T4">SAFE</text:span></text:p>
          <text:p text:style-name="P11"><text:s/><text:span text:style-name="T3"><text:s/><text:tab/></text:span></text:p>
          <text:list>
            <text:list-item>
              <text:list>
                <text:list-header>
                  <text:p text:style-name="P20">lf let a=x {</text:p>
                </text:list-header>
              </text:list>
            </text:list-item>
          </text:list>
        </text:list-item>
      </text:list>
      <text:p text:style-name="P5"><text:tab/><text:tab/></text:p>
      <text:p text:style-name="P5"><text:tab/><text:tab/>print(“ x was successfully unwrapped and is = <text:s/>\(a)”)</text:p>
      <text:p text:style-name="P5"><text:tab/><text:tab/></text:p>
      <text:p text:style-name="P5"><text:tab/><text:tab/><text:span text:style-name="T4">}</text:span></text:p>
      <text:p text:style-name="P1"/>
      <text:list xml:id="list2270286209" text:style-name="L4">
        <text:list-item>
          <text:p text:style-name="P12">Optional Chaining -<text:span text:style-name="T4">SAFE</text:span></text:p>
        </text:list-item>
      </text:list>
      <text:p text:style-name="P1"><text:tab/></text:p>
      <text:p text:style-name="P1"><text:tab/><text:tab/><text:span text:style-name="T3">let a= x?.count</text:span></text:p>
      <text:p text:style-name="P1"/>
      <text:list xml:id="list4288958878" text:style-name="L5">
        <text:list-item>
          <text:p text:style-name="P15">Nil Coalescing operator - <text:s/>SAFE</text:p>
        </text:list-item>
      </text:list>
      <text:p text:style-name="P2"><text:tab/></text:p>
      <text:p text:style-name="P2"><text:tab/><text:tab/> let a = x ?? “”</text:p>
      <text:p text:style-name="P2"/>
      <text:list xml:id="list353789047" text:style-name="L6">
        <text:list-item>
          <text:p text:style-name="P16">GUARD Statement – SAFE</text:p>
        </text:list-item>
      </text:list>
      <text:p text:style-name="P3"/>
      <text:p text:style-name="P3"><text:tab/><text:tab/>guard let a=x <text:s/><text:span text:style-name="T5">else {</text:span></text:p>
      <text:p text:style-name="P3"/>
      <text:p text:style-name="P3"><text:tab/><text:tab/><text:span text:style-name="T5">return</text:span></text:p>
      <text:p text:style-name="P3"><text:tab/><text:tab/><text:span text:style-name="T5">}</text:span></text:p>
      <text:list xml:id="list1839058840" text:style-name="L7">
        <text:list-item>
          <text:p text:style-name="P17">Option pattern – SAFE</text:p>
        </text:list-item>
      </text:list>
      <text:p text:style-name="P4"><text:tab/></text:p>
      <text:p text:style-name="P4"><text:tab/>if case let a? = x <text:s/>{</text:p>
      <text:p text:style-name="P4"><text:tab/></text:p>
      <text:p text:style-name="P4"><text:tab/>print(a)</text:p>
      <text:p text:style-name="P6"><text:s text:c="3"/></text:p>
      <text:p text:style-name="P6">}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21"><text:soft-page-break/></text:p>
      <text:p text:style-name="P18">AppKit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2:17:16.242000000</meta:creation-date>
    <meta:generator>LibreOffice/6.2.8.2$Windows_X86_64 LibreOffice_project/f82ddfca21ebc1e222a662a32b25c0c9d20169ee</meta:generator>
    <dc:date>2019-12-07T16:08:41.630000000</dc:date>
    <meta:editing-duration>PT7H53M29S</meta:editing-duration>
    <meta:editing-cycles>2</meta:editing-cycles>
    <meta:document-statistic meta:table-count="0" meta:image-count="0" meta:object-count="0" meta:page-count="2" meta:paragraph-count="29" meta:word-count="86" meta:character-count="440" meta:non-whitespace-character-count="344"/>
  </office:meta>
</office:document-meta>
</file>